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8">. . .<text:span text:style-name="T34">I typed up the edits I had marked, reprinted and moved to the bed to write some more, this time with Hannah’s advice: keep it true and don’t make edits. I detailed from after having seen the Porches through playing Brass Taps. I walked to Ingles, talked to Hannah in the parking lot, bought paper plates, another notebook, dental floss, Canadian bacon, arugula, grapes, CheezIts, tiny bagels, a pouch of mayonaise somehow totalling $43.</text:span></text:p>
      <text:p text:style-name="P39"><text:s text:c="3"/>I walked to Odd’s, ordered a triple latte from Robin, walked home, pasted the new edits/writing, wrote some more, texted with Hank, Edwin, Matt, shaved, printed some more, wrote some more, wrote in my journal, 5:36.</text:p>
      <text:p text:style-name="P39"/>
      <text:p text:style-name="P40">. . .</text:p>
      <text:p text:style-name="P39"/>
      <text:p text:style-name="P41">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1"><text:s text:c="3"/>We both ordered spaghetti, drove back to her house, cuddled on the couch. She wanted to look on her phone, so I looked with her, enjoying myself apart from looking at the incoming election results. <text:soft-page-break/>We talked to Rachel on the phone about her time with EmmyLou, cuddled some more. She announced she was going to bed and I decided I would drive home, where I said hey to Tony and another random friend, retired to my room, looked at my phone, fell asleep.</text:p>
      <text:p text:style-name="P41"/>
      <text:p text:style-name="P41">XI.VI</text:p>
      <text:p text:style-name="P41"/>
      <text:p text:style-name="P41">I dreamt about the possibilities of both election outcomes including one where SWAT teams just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1"><text:s text:c="3"/><text:span text:style-name="T35">I looked at my phone for a while, got up, wrote at the computer and received a text from Hannah. The first part was a picture of her Artist’s Way Every Day book that said:</text:span></text:p>
      <text:p text:style-name="P41"><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1"><text:s text:c="3"/><text:span text:style-name="T35">She followed up saying, “Good morning. Hope you got good rest and are having a good day so far [heart emoji] Glad I got to snuggle you last night!”</text:span></text:p>
      <text:p text:style-name="P41"><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09:59:33.893730938</dc:date>
    <meta:editing-duration>P64DT12H15M56S</meta:editing-duration>
    <meta:editing-cycles>690</meta:editing-cycles>
    <meta:generator>LibreOffice/24.2.5.2$MacOSX_X86_64 LibreOffice_project/bffef4ea93e59bebbeaf7f431bb02b1a39ee8a59</meta:generator>
    <meta:print-date>2024-11-05T11:58:51.448030810</meta:print-date>
    <meta:document-statistic meta:table-count="0" meta:image-count="0" meta:object-count="0" meta:page-count="43" meta:paragraph-count="129" meta:word-count="5788" meta:character-count="30719" meta:non-whitespace-character-count="24946"/>
  </office:meta>
</office:document-meta>
</file>